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fo:min-height="0.9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style:font-name="Courier New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3" style:family="text">
      <style:text-properties style:font-name="Courier New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Poll States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461cm" svg:height="5.461cm" svg:x="3.175cm" svg:y="19.837cm">
          <text:p text:style-name="P1"><text:span text:style-name="T1">PREPAR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2" draw:id="id2" draw:layer="layout" svg:width="5.461cm" svg:height="5.461cm" svg:x="16.375cm" svg:y="19.837cm">
          <text:p text:style-name="P1"><text:span text:style-name="T1">START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3" draw:id="id3" draw:layer="layout" svg:width="5.461cm" svg:height="5.461cm" svg:x="33.626cm" svg:y="19.837cm">
          <text:p text:style-name="P1"><text:span text:style-name="T1">VOT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4" draw:id="id4" draw:layer="layout" svg:width="5.461cm" svg:height="5.461cm" svg:x="49.888cm" svg:y="19.837cm">
          <text:p text:style-name="P3"><text:span text:style-name="T2">FINISH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8.636cm" svg:y1="22.568cm" svg:x2="16.375cm" svg:y2="22.568cm" draw:start-shape="id1" draw:start-glue-point="10" draw:end-shape="id2" draw:end-glue-point="6" svg:d="M8636 22568h7739" svg:viewBox="0 0 7740 1">
          <text:p/>
        </draw:connector>
        <draw:connector draw:style-name="gr4" draw:text-style-name="P1" draw:layer="layout" svg:x1="21.836cm" svg:y1="22.568cm" svg:x2="33.626cm" svg:y2="22.568cm" draw:start-shape="id2" draw:start-glue-point="10" draw:end-shape="id3" draw:end-glue-point="6" svg:d="M21836 22568h11790" svg:viewBox="0 0 11791 1">
          <text:p/>
        </draw:connector>
        <draw:connector draw:style-name="gr4" draw:text-style-name="P1" draw:layer="layout" svg:x1="39.087cm" svg:y1="22.568cm" svg:x2="49.888cm" svg:y2="22.568cm" draw:start-shape="id3" draw:start-glue-point="10" draw:end-shape="id4" draw:end-glue-point="6" svg:d="M39087 22568h10801" svg:viewBox="0 0 10802 1">
          <text:p/>
        </draw:connector>
        <draw:connector draw:style-name="gr4" draw:text-style-name="P1" draw:layer="layout" draw:type="curve" draw:line-skew="-7.187cm" svg:x1="36.357cm" svg:y1="19.837cm" svg:x2="5.906cm" svg:y2="19.837cm" draw:start-shape="id3" draw:start-glue-point="4" draw:end-shape="id1" draw:end-glue-point="4" svg:d="M36357 19837c0-11647-30451-11647-30451 0" svg:viewBox="0 0 30452 8736">
          <text:p/>
        </draw:connector>
        <draw:connector draw:style-name="gr4" draw:text-style-name="P1" draw:layer="layout" draw:type="curve" draw:line-skew="4.377cm" svg:x1="19.106cm" svg:y1="25.298cm" svg:x2="5.906cm" svg:y2="25.298cm" draw:start-shape="id2" draw:start-glue-point="8" draw:end-shape="id1" draw:end-glue-point="8" svg:d="M19106 25298c0 7429-13200 7429-13200 0" svg:viewBox="0 0 13201 5573">
          <text:p/>
        </draw:connector>
        <draw:frame draw:style-name="gr1" draw:text-style-name="P2" draw:layer="layout" svg:width="6.096cm" svg:height="1.397cm" svg:x="19.542cm" svg:y="9.509cm">
          <draw:text-box>
            <text:p text:style-name="P2"><text:span text:style-name="T1">reset</text:span></text:p>
          </draw:text-box>
        </draw:frame>
        <draw:frame draw:style-name="gr1" draw:text-style-name="P2" draw:layer="layout" svg:width="6.096cm" svg:height="1.397cm" svg:x="9.376cm" svg:y="31.48cm">
          <draw:text-box>
            <text:p text:style-name="P2"><text:span text:style-name="T1">reset</text:span></text:p>
          </draw:text-box>
        </draw:frame>
        <draw:frame draw:style-name="gr1" draw:text-style-name="P2" draw:layer="layout" svg:width="6.096cm" svg:height="1.397cm" svg:x="9.122cm" svg:y="21.066cm">
          <draw:text-box>
            <text:p text:style-name="P2"><text:span text:style-name="T1">start</text:span></text:p>
          </draw:text-box>
        </draw:frame>
        <draw:frame draw:style-name="gr1" draw:text-style-name="P5" draw:layer="layout" svg:width="10.347cm" svg:height="1.397cm" svg:x="22.403cm" svg:y="21.02cm">
          <draw:text-box>
            <text:p text:style-name="P5"><text:span text:style-name="T3">0 &lt; #(participation)</text:span></text:p>
          </draw:text-box>
        </draw:frame>
        <draw:frame draw:style-name="gr5" draw:text-style-name="P5" draw:layer="layout" svg:width="11.43cm" svg:height="2.894cm" svg:x="38.465cm" svg:y="19.288cm">
          <draw:text-box>
            <text:p text:style-name="P5"><text:span text:style-name="T3">#(participation) == All</text:span></text:p>
            <text:p text:style-name="P5"><text:span text:style-name="T3">or</text:span></text:p>
            <text:p text:style-name="P5"><text:span text:style-name="T3">End Date &lt;= Now</text:span></text:p>
          </draw:text-box>
        </draw:frame>
        <draw:frame draw:style-name="gr1" draw:text-style-name="P2" draw:layer="layout" svg:width="6.096cm" svg:height="1.397cm" svg:x="23.733cm" svg:y="23.098cm">
          <draw:text-box>
            <text:p text:style-name="P2"><text:span text:style-name="T1">select</text:span></text:p>
          </draw:text-box>
        </draw:frame>
        <draw:frame draw:style-name="gr1" draw:text-style-name="P2" draw:layer="layout" svg:width="6.096cm" svg:height="1.397cm" svg:x="41.132cm" svg:y="23.098cm">
          <draw:text-box>
            <text:p text:style-name="P2"><text:span text:style-name="T1">sel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3T15:17:08.389363718</dc:date>
    <dc:creator>darjeeling </dc:creator>
    <meta:editing-duration>PT28M23S</meta:editing-duration>
    <meta:editing-cycles>13</meta:editing-cycles>
    <meta:generator>LibreOffice/4.2.6.3$Linux_X86_64 LibreOffice_project/420m0$Build-3</meta:generator>
    <meta:document-statistic meta:object-count="19"/>
  </office:meta>
</office:document-meta>
</file>